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2]*[.B3]/[.B1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1.5*([.B4]*0.05)^2" office:value-type="float" office:value="0.0726" calcext:value-type="float">
            <text:p>0.0726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table:formula="of:=0.09^0.75*([.B5]^1.5)/(0.07*[.B1])" office:value-type="float" office:value="0.459186142328057" calcext:value-type="float">
            <text:p>0.459186142328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2:54:16.585621940</meta:creation-date>
    <dc:date>2021-04-11T13:00:41.778834835</dc:date>
    <meta:editing-duration>PT6M22S</meta:editing-duration>
    <meta:editing-cycles>6</meta:editing-cycles>
    <meta:generator>LibreOffice/6.4.6.2$Linux_X86_64 LibreOffice_project/40$Build-2</meta:generator>
    <meta:document-statistic meta:table-count="1" meta:cell-count="12" meta:object-count="0"/>
  </office:meta>
</office:document-meta>
</file>